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out</text:p>
      <text:p text:style-name="Standard">Rihab Alyasiri: Web Developer/Designer and Blogger</text:p>
      <text:p text:style-name="Standard">Hi, there....</text:p>
      <text:p text:style-name="Standard">I have studied Communication Engineering and one day I played with the code to build a website and in this day I really had fun I am not going to show you what I build because it was a disaster :)</text:p>
      <text:p text:style-name="Standard">then I decided to make this field my future career I start my second Bachelor in Computer Science in Heinrich Heine Alle University in Germany and the online courses plattform Udemy, it was very helpful to develop myself easily also when I am on my way to somewhere.</text:p>
      <text:p text:style-name="Standard">In my free time I work on my bloggs in the field of programming and subjects that related to the computer science the idea of the bloggs is to influence on the other to take the chance and learn how to code or helping the other they already trying but facing obstacles.</text:p>
      <text:p text:style-name="Standard">I am working now freelancer as web developer, during my journey in this field I had expanded my experience in programming languages such as: HTML5, CSS, Javascript,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15T10:45:59.76</meta:creation-date>
    <dc:date>2019-04-16T23:21:25.10</dc:date>
    <meta:editing-duration>PT42M15S</meta:editing-duration>
    <meta:editing-cycles>3</meta:editing-cycles>
    <meta:generator>OpenOffice/4.1.2$Win32 OpenOffice.org_project/412m3$Build-9782</meta:generator>
    <meta:document-statistic meta:table-count="0" meta:image-count="0" meta:object-count="0" meta:page-count="1" meta:paragraph-count="7" meta:word-count="178" meta:character-count="969"/>
  </office:meta>
</office:document-meta>
</file>